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7"><text:span text:style-name="T1">Фильтр коллекций по дате учитывает начало и конец суток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ext:soft-page-break/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7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ext:soft-page-break/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<text:soft-page-break/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ext:soft-page-break/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ext:soft-page-break/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ext:soft-page-break/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24T15:38:09.89</dc:date>
    <meta:editing-duration>P1DT8H30M14S</meta:editing-duration>
    <meta:editing-cycles>25</meta:editing-cycles>
    <meta:generator>OpenOffice.org/3.3$Win32 OpenOffice.org_project/330m20$Build-9567</meta:generator>
    <meta:document-statistic meta:table-count="15" meta:image-count="0" meta:object-count="0" meta:page-count="7" meta:paragraph-count="459" meta:word-count="1807" meta:character-count="13759"/>
  </office:meta>
</office:document-meta>
</file>